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deecec4030" style:family="table" style:master-page-name="ta-mp-0x7fdeecec4030">
      <style:table-properties table:display="true" style:writing-mode="lr-tb"/>
    </style:style>
    <style:style style:name="ta-0x7fdeecec4220" style:family="table" style:master-page-name="ta-mp-0x7fdeecec422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deecec62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eecec63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eecec64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eecec66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eecec5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ecec67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6a3e3e" fo:font-family="Consolas"/>
    </style:style>
    <style:style style:name="ACE-0x7fdeecec6c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deecec51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ecec68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eecec6e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deecec69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deecec6aa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OL-1" style:family="table-column">
      <style:table-column-properties style:column-width="92.94pt" style:use-optimal-column-width="true"/>
    </style:style>
    <style:style style:name="ACOL-2" style:family="table-column"/>
    <style:style style:name="ACOL-3" style:family="table-column">
      <style:table-column-properties style:column-width="185.75pt" style:use-optimal-column-width="true"/>
    </style:style>
    <style:style style:name="ACOL-4" style:family="table-column">
      <style:table-column-properties style:column-width="166.11pt" style:use-optimal-column-width="true"/>
    </style:style>
    <style:style style:name="ACOL-5" style:family="table-column">
      <style:table-column-properties style:column-width="178.70pt" style:use-optimal-column-width="true"/>
    </style:style>
    <style:style style:name="ACOL-6" style:family="table-column">
      <style:table-column-properties style:column-width="175.55pt" style:use-optimal-column-width="true"/>
    </style:style>
    <style:style style:name="ACOL-7" style:family="table-column">
      <style:table-column-properties style:column-width="93.74pt" style:use-optimal-column-width="true"/>
    </style:style>
    <style:style style:name="ACOL-8" style:family="table-column">
      <style:table-column-properties style:column-width="110.24pt" style:use-optimal-column-width="true"/>
    </style:style>
    <style:style style:name="ACOL-9" style:family="table-column">
      <style:table-column-properties style:column-width="64.26pt" style:use-optimal-column-width="true"/>
    </style:style>
    <style:style style:name="ACOL-10" style:family="table-column">
      <style:table-column-properties style:column-width="361.16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2.84pt" style:use-optimal-row-height="true"/>
    </style:style>
    <style:style style:name="AROW-3" style:family="table-row"/>
    <style:style style:name="AROW-4" style:family="table-row">
      <style:table-row-properties style:row-height="13.50pt" style:use-optimal-row-height="true"/>
    </style:style>
    <style:style style:name="AROW-5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deece52890" table:allow-empty-cell="true" table:display-list="unsorted" table:base-cell-address="$'TestCase'.A3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deecb8aed0" table:allow-empty-cell="true" table:display-list="unsorted" table:base-cell-address="$'TestCase'.A5" table:condition="of:cell-content-is-in-list({&quot;loginAPI&quot;;&quot;AddCartAPI&quot;;&quot;GetCartAPI&quot;;&quot;closeAPI&quot;})">
          <table:error-message table:display="true" table:message-type="warning"/>
        </table:content-validation>
      </table:content-validations>
      <table:table table:name="TestCase" table:style-name="ta-0x7fdeecec403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deecec628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deecec63b0" table:content-validation-name="VAL-0x7fdeece52890" office:value-type="string">
            <text:p>loginAPI</text:p>
          </table:table-cell>
          <table:table-cell table:number-columns-repeated="127" table:style-name="Gnumeric-default"/>
        </table:table-row>
        <table:table-row table:style-name="AROW-2">
          <table:table-cell table:style-name="ACE-0x7fdeecec64d8" table:content-validation-name="VAL-0x7fdeecb8aed0" office:value-type="string">
            <text:p>closeAPI</text:p>
          </table:table-cell>
          <table:table-cell table:number-columns-repeated="127" table:style-name="Gnumeric-default"/>
        </table:table-row>
        <table:table-row table:style-name="AROW-2">
          <table:table-cell table:style-name="ACE-0x7fdeecec6600"/>
          <table:table-cell table:number-columns-repeated="127" table:style-name="Gnumeric-default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2" gnm:cursor-row="10">
          <gnm:selection gnm:start-col="2" gnm:start-row="10" gnm:end-col="2" gnm:end-row="10"/>
        </gnm:selections>
      </table:table>
      <table:table table:name="TestData" table:style-name="ta-0x7fdeecec4220" table:print="false">
        <office:forms form:automatic-focus="false" form:apply-design-mode="false">
          <form:form/>
        </office:forms>
        <table:table-column table:default-cell-style-name="ACE-0x7fdeecec5130" table:style-name="ACOL-3"/>
        <table:table-column table:default-cell-style-name="ACE-0x7fdeecec5130" table:style-name="ACOL-4"/>
        <table:table-column table:default-cell-style-name="ACE-0x7fdeecec5130" table:style-name="ACOL-5"/>
        <table:table-column table:default-cell-style-name="ACE-0x7fdeecec5130" table:style-name="ACOL-6"/>
        <table:table-column table:default-cell-style-name="ACE-0x7fdeecec5130" table:style-name="ACOL-7"/>
        <table:table-column table:default-cell-style-name="ACE-0x7fdeecec5130" table:style-name="ACOL-8"/>
        <table:table-column table:default-cell-style-name="ACE-0x7fdeecec5130" table:style-name="ACOL-9"/>
        <table:table-column table:default-cell-style-name="ACE-0x7fdeecec5130" table:style-name="ACOL-10"/>
        <table:table-column table:default-cell-style-name="ACE-0x7fdeecec5130" table:style-name="ACOL-0" table:number-columns-repeated="120"/>
        <table:table-row table:style-name="AROW-4">
          <table:table-cell table:style-name="ACE-0x7fdeecec6728" office:value-type="string">
            <text:p>URL</text:p>
          </table:table-cell>
          <table:table-cell table:style-name="ACE-0x7fdeecec6850" office:value-type="string">
            <text:p>User Name</text:p>
          </table:table-cell>
          <table:table-cell table:style-name="ACE-0x7fdeecec6850" office:value-type="string">
            <text:p>Password</text:p>
          </table:table-cell>
          <table:table-cell table:style-name="ACE-0x7fdeecec6728" office:value-type="string">
            <text:p>Key</text:p>
          </table:table-cell>
          <table:table-cell table:style-name="ACE-0x7fdeecec5130"/>
          <table:table-cell table:style-name="ACE-0x7fdeecec6978"/>
          <table:table-cell table:number-columns-repeated="122" table:style-name="ACE-0x7fdeecec5130"/>
        </table:table-row>
        <table:table-row table:style-name="AROW-4">
          <table:table-cell table:style-name="ACE-0x7fdeecec6cf0" office:value-type="string">
            <text:p><text:a xlink:type="simple" xlink:actuate="onRequest" xlink:href="https://fqa6.shopclues.com/api/v5/login" office:title="Left click once to follow this link.&#10;Middle click once to select this cell">https://fqa1.shopclues.com/api/v5/login</text:a></text:p>
          </table:table-cell>
          <table:table-cell table:style-name="ACE-0x7fdeecec6e18" office:value-type="string">
            <text:p><text:a xlink:type="simple" xlink:actuate="onRequest" xlink:href="mailto:sahil.jariwala@crestechglobal.com" office:title="Left click once to follow this link.&#10;Middle click once to select this cell">aman.2185@hotmail.com</text:a></text:p>
          </table:table-cell>
          <table:table-cell table:style-name="ACE-0x7fdeecec5130" office:value-type="string">
            <text:p>e10adc3949ba59abbe56e057f20f883e</text:p>
          </table:table-cell>
          <table:table-cell table:style-name="ACE-0x7fdeecec5130" office:value-type="string">
            <text:p>d12121c70dda5edfgd1df6633fdb36c0</text:p>
          </table:table-cell>
          <table:table-cell table:number-columns-repeated="2" table:style-name="ACE-0x7fdeecec6978"/>
          <table:table-cell table:number-columns-repeated="2" table:style-name="ACE-0x7fdeecec6aa0"/>
          <table:table-cell table:number-columns-repeated="120" table:style-name="ACE-0x7fdeecec5130"/>
        </table:table-row>
        <table:table-row table:style-name="AROW-5">
          <table:table-cell table:number-columns-repeated="5" table:style-name="ACE-0x7fdeecec5130"/>
          <table:table-cell table:style-name="ACE-0x7fdeecec6978"/>
          <table:table-cell table:number-columns-repeated="122" table:style-name="ACE-0x7fdeecec5130"/>
        </table:table-row>
        <table:table-row table:style-name="AROW-0" table:number-rows-repeated="125">
          <table:table-cell table:number-columns-repeated="128"/>
        </table:table-row>
        <table:named-expressions>
          <table:named-expression table:name="Print_Area" table:expression="of:=#REF!" table:base-cell-address="$'TestData'.$A$1"/>
          <table:named-expression table:name="Sheet_Title" table:expression="of:=&quot;TestData&quot;" table:base-cell-address="$'TestData'.$A$1"/>
        </table:named-expressions>
        <gnm:selections gnm:cursor-col="1" gnm:cursor-row="8">
          <gnm:selection gnm:start-col="1" gnm:start-row="8" gnm:end-col="1" gnm:end-row="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deecde0a8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eece9ea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deecec4030" style:display-name="TestCase" style:page-layout-name="pl-0x7fdeecde0a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eecec4220" style:display-name="TestData" style:page-layout-name="pl-0x7fdeece9ea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3-31T06:26:31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